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3" style:font-size-asian="32pt" style:font-weight-asian="normal" style:font-name-complex="Segoe UI3" style:font-size-complex="32pt" style:font-weight-complex="normal"/>
    </style:style>
    <style:style style:name="T6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7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48cm">
          <draw:text-box>
            <text:p text:style-name="P1"><text:span text:style-name="T1">HYMN #487</text:span></text:p>
            <text:p text:style-name="P1"><text:span text:style-name="T2">“</text:span><text:span text:style-name="T2">Come, You Faithful, Raise the Strai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1. </text:span><text:span text:style-name="T4">Come, you faithful, raise the strain</text:span><text:span text:style-name="T4"><text:line-break/></text:span><text:span text:style-name="T4">Of triumphant gladness!</text:span><text:span text:style-name="T4"><text:line-break/></text:span><text:span text:style-name="T4">God has brought His Israel</text:span><text:span text:style-name="T4"><text:line-break/></text:span><text:span text:style-name="T4">Into joy from sadne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4cm" svg:height="7.011cm" svg:x="1.27cm" svg:y="0.762cm">
          <draw:text-box>
            <text:p text:style-name="P1"><text:span text:style-name="T4">Loosed from Pharaoh’s bitter yoke</text:span><text:span text:style-name="T4"><text:line-break/></text:span><text:span text:style-name="T4">Jacob’s sons and daughters,</text:span><text:span text:style-name="T4"><text:line-break/></text:span><text:span text:style-name="T4">Led them with unmoistened foot</text:span><text:span text:style-name="T4"><text:line-break/></text:span><text:span text:style-name="T4">Through the Red Sea wat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2. </text:span><text:span text:style-name="T4">’Tis the spring of souls today:</text:span><text:span text:style-name="T4"><text:line-break/></text:span><text:span text:style-name="T4">Christ has burst His prison</text:span><text:span text:style-name="T4"><text:line-break/></text:span><text:span text:style-name="T4">And from three days’ sleep in death</text:span><text:span text:style-name="T4"><text:line-break/></text:span><text:span text:style-name="T4">As a sun has ris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4">All the winter of our sins,</text:span><text:span text:style-name="T4"><text:line-break/></text:span><text:span text:style-name="T4">Long and dark, is flying</text:span><text:span text:style-name="T4"><text:line-break/></text:span><text:span text:style-name="T4">From His light, to whom is giv’n</text:span><text:span text:style-name="T4"><text:line-break/></text:span><text:span text:style-name="T4">Laud and praise undy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3. </text:span><text:span text:style-name="T4">Now the queen of seasons, bright</text:span><text:span text:style-name="T4"><text:line-break/></text:span><text:span text:style-name="T4">With the day of splendor,</text:span><text:span text:style-name="T4"><text:line-break/></text:span><text:span text:style-name="T4">With the royal feast of feasts</text:span><text:span text:style-name="T4"><text:line-break/></text:span><text:span text:style-name="T4">Comes its joy to rend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6" draw:layer="layout" svg:width="25.4cm" svg:height="7.011cm" svg:x="1.27cm" svg:y="0.762cm">
          <draw:text-box>
            <text:p text:style-name="P1"><text:span text:style-name="T5">Comes to gladden faithful hearts</text:span><text:span text:style-name="T5"><text:line-break/></text:span><text:span text:style-name="T5">Which with true affection</text:span><text:span text:style-name="T5"><text:line-break/></text:span><text:span text:style-name="T5">Welcome in unwearied strain</text:span><text:span text:style-name="T5"><text:line-break/></text:span><text:span text:style-name="T5">Jesus’ resurrec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4" draw:layer="layout" svg:width="25.4cm" svg:height="7.011cm" svg:x="1.27cm" svg:y="1.016cm">
          <draw:text-box>
            <text:p text:style-name="P1"><text:span text:style-name="T3">4. </text:span><text:span text:style-name="T4">For today among His own</text:span><text:span text:style-name="T4"><text:line-break/></text:span><text:span text:style-name="T4">Christ appeared, bestowing</text:span><text:span text:style-name="T4"><text:line-break/></text:span><text:span text:style-name="T4">His deep peace, which evermore</text:span><text:span text:style-name="T4"><text:line-break/></text:span><text:span text:style-name="T4">Passes human know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4" draw:layer="layout" svg:width="24.638cm" svg:height="7.011cm" svg:x="1.778cm" svg:y="0.899cm">
          <draw:text-box>
            <text:p text:style-name="P1"><text:span text:style-name="T4">Neither could the gates of death</text:span><text:span text:style-name="T4"><text:line-break/></text:span><text:span text:style-name="T4">Nor the tomb’s dark portal</text:span><text:span text:style-name="T4"><text:line-break/></text:span><text:span text:style-name="T4">Nor the watchers nor the seal</text:span><text:span text:style-name="T4"><text:line-break/></text:span><text:span text:style-name="T4">Hold Him as a mort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5. </text:span><text:span text:style-name="T4">Alleluia! Now we cry</text:span><text:span text:style-name="T4"><text:line-break/></text:span><text:span text:style-name="T4">To our King immortal,</text:span><text:span text:style-name="T4"><text:line-break/></text:span><text:span text:style-name="T4">Who, triumphant, burst the bars</text:span><text:span text:style-name="T4"><text:line-break/></text:span><text:span text:style-name="T4">Of the tomb’s dark port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4" draw:text-style-name="P5" draw:layer="layout" svg:width="25.4cm" svg:height="12.64cm" svg:x="1.27cm" svg:y="0.762cm">
          <draw:text-box>
            <text:p text:style-name="P1"><text:span text:style-name="T4">Come, you faithful, raise the strain</text:span><text:span text:style-name="T4"><text:line-break/></text:span><text:span text:style-name="T4">Of triumphant gladness!</text:span><text:span text:style-name="T4"><text:line-break/></text:span><text:span text:style-name="T4">God has brought His Israel</text:span><text:span text:style-name="T4"><text:line-break/></text:span><text:span text:style-name="T4">Into joy from sadness!</text:span></text:p>
            <text:p text:style-name="P7"><text:span text:style-name="T6"><text:line-break/></text:span><text:span text:style-name="T6"/></text:p>
            <text:p text:style-name="P7"><text:span text:style-name="T7"/></text:p>
            <text:p text:style-name="P7"><text:span text:style-name="T6"><text:s text:c="5"/></text:span><text:span text:style-name="T8"><text:s text:c="7"/></text:span><text:span text:style-name="T8">Public domain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27:25.499000000</meta:creation-date>
    <dc:title>Hymn template</dc:title>
    <meta:editing-duration>PT25M30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4-18T15:43:48.825000000</dc:date>
    <meta:document-statistic meta:object-count="187"/>
    <meta:template xlink:type="simple" xlink:actuate="onRequest" xlink:title="Hymn template" xlink:href="../../AppData/Roaming/LibreOffice/4/user/template/Worship%20Templsates/Hymn%20template.otp" meta:date="2015-03-30T22:27:25.234000000"/>
  </office:meta>
</office:document-meta>
</file>